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5-05-28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5-04-28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5-03-27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5-02-25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5-01-29 17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12-26 17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11-21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10-28 18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7736" calcext:value-type="float">
            <text:p>1.697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9-25 17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8-28 17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7-30 14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6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5-29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4-23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3-26 17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2-26 19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4-01-3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0704" calcext:value-type="float">
            <text:p>1.060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12-20 18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11-27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10-24 16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9-20 19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544" calcext:value-type="float">
            <text:p>1.61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8-29 19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2768" calcext:value-type="float">
            <text:p>1.572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7-26 19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6-21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5-30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5-10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4-26 19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3-22 18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2-22 19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016" calcext:value-type="float">
            <text:p>1.28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3-01-30 18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12-21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11-28 19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10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212" calcext:value-type="float">
            <text:p>1.722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9-21 17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3704" calcext:value-type="float">
            <text:p>2.203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8-30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13432" calcext:value-type="float">
            <text:p>2.313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7-27 17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9864" calcext:value-type="float">
            <text:p>1.959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6-29 18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5-31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4-27 16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3-23 16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2-23 17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2-01-24 17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12-2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11-22 16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10-25 18:0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9-20 18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8-25 18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7-28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6-29 16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7424" calcext:value-type="float">
            <text:p>1.487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5-27 18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4-20 15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3-29 15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2-23 16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1-01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12-15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11-23 17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08-26 16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34184" calcext:value-type="float">
            <text:p>2.234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07-28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6336" calcext:value-type="float">
            <text:p>1.926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07-01 17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6296" calcext:value-type="float">
            <text:p>1.606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06-23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5336" calcext:value-type="float">
            <text:p>1.545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05-28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04-29 17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02-25 20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444" calcext:value-type="float">
            <text:p>1.234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20-01-28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12-30 17:2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08304" calcext:value-type="float">
            <text:p>0.908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11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4168" calcext:value-type="float">
            <text:p>1.344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10-29 18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09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9008" calcext:value-type="float">
            <text:p>1.969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08-12 14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07-22 14:2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924" calcext:value-type="float">
            <text:p>1.539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06-17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05-20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04-29 14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03-18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9-02-19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12-17 15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11-19 15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10-22 14:1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256" calcext:value-type="float">
            <text:p>1.43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9-24 14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9832" calcext:value-type="float">
            <text:p>1.7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8-21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7-23 14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6-25 14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48384" calcext:value-type="float">
            <text:p>1.548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5-21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4-17 14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3-26 14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2-26 15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8-01-23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12-18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11-20 15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10-23 14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2536" calcext:value-type="float">
            <text:p>2.002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9-25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3664" calcext:value-type="float">
            <text:p>1.883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8-29 14:4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01368" calcext:value-type="float">
            <text:p>1.8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7-24 14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6-26 14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5-22 14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4-24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3-27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2-22 15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7-01-23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12-19 16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7112" calcext:value-type="float">
            <text:p>1.277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11-28 15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10-31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9-26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2704" calcext:value-type="float">
            <text:p>1.822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8-22 14:4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25752" calcext:value-type="float">
            <text:p>1.8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7-25 14:4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6-27 14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5-23 14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4-26 1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3-23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2-22 15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6-01-21 16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12-21 15:5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11-23 15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10-20 16:0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26" calcext:value-type="float">
            <text:p>1.7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9-28 15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8-26 15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7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5504" calcext:value-type="float">
            <text:p>1.365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6-23 15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9512" calcext:value-type="float">
            <text:p>1.429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5-27 16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4-20 15:2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3-23 17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2-24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5024" calcext:value-type="float">
            <text:p>1.3350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5-01-20 15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12-17 17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11-25 16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1744" calcext:value-type="float">
            <text:p>1.7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10-27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54936" calcext:value-type="float">
            <text:p>2.154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9-30 16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04872" calcext:value-type="float">
            <text:p>2.404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8-27 17:0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3288" calcext:value-type="float">
            <text:p>1.92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7-31 17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6-27 16:2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5-30 16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4-2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4-01 13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47928" calcext:value-type="float">
            <text:p>0.947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3-04 17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4-01-28 18:1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12-31 15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11-26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12392" calcext:value-type="float">
            <text:p>1.612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10-31 16:3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9-24 15:3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352" calcext:value-type="float">
            <text:p>1.49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8-29 15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7-31 18:1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6-25 18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5-31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4-30 18:3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3-27 15:5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2-24 17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3-02-01 17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12-20 14:4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11-27 16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11-05 14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27048" calcext:value-type="float">
            <text:p>1.527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9-18 17:0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8-27 15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3736" calcext:value-type="float">
            <text:p>1.73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7-23 17:5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6-25 19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5-23 17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4-30 19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3-27 17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2-28 18:1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2-01-24 17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5944" calcext:value-type="float">
            <text:p>1.075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12-28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11-29 21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10-25 16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9-26 15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8-31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7-26 14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6-27 16:2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7696" calcext:value-type="float">
            <text:p>1.377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5-23 13:1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4-25 15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3-28 16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2-22 16:2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1-01-24 14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12-20 14:4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11-22 14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10-26 14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9-28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46376" calcext:value-type="float">
            <text:p>2.246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8-23 21:1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29384" calcext:value-type="float">
            <text:p>1.929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7-27 20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6-28 20:3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5-25 20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4-27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3-29 18:2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35736" calcext:value-type="float">
            <text:p>0.935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2-23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10-01-25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68" calcext:value-type="float">
            <text:p>1.06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12-23 20:0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11-23 15:2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10-26 20:3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9-28 20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8-26 21:1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7-30 13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6-24 19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5-26 20:3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4-29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3-24 18:2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2-24 20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9-01-21 21:0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12-23 21:5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11-24 20:0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10-28 19:1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9-25 20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8-27 20:3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42872" calcext:value-type="float">
            <text:p>1.642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7-2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1704" calcext:value-type="float">
            <text:p>1.441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6-23 20:1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5-29 19:4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4-25 18:5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3-26 20:21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2-26 17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8-01-25 20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12-21 2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52016" calcext:value-type="float">
            <text:p>1.652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11-29 20:49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10-26 19:5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05584" calcext:value-type="float">
            <text:p>2.005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9-25 19:03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20824" calcext:value-type="float">
            <text:p>2.020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8-28 1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34896" calcext:value-type="float">
            <text:p>1.834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39824" calcext:value-type="float">
            <text:p>1.639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8176" calcext:value-type="float">
            <text:p>1.408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4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7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0744" calcext:value-type="float">
            <text:p>1.380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9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1432" calcext:value-type="float">
            <text:p>1.551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6904" calcext:value-type="float">
            <text:p>1.13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5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3856" calcext:value-type="float">
            <text:p>1.133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3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6048" calcext:value-type="float">
            <text:p>1.1460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43456" calcext:value-type="float">
            <text:p>1.743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2744" calcext:value-type="float">
            <text:p>2.142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4792" calcext:value-type="float">
            <text:p>1.7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4856" calcext:value-type="float">
            <text:p>1.514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396" calcext:value-type="float">
            <text:p>1.203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4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96696" calcext:value-type="float">
            <text:p>0.996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3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5464" calcext:value-type="float">
            <text:p>1.0454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5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1976" calcext:value-type="float">
            <text:p>1.331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0096" calcext:value-type="float">
            <text:p>1.530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0208" calcext:value-type="float">
            <text:p>1.40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5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5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4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4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3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2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7592" calcext:value-type="float">
            <text:p>1.307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12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12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1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7488" calcext:value-type="float">
            <text:p>1.237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10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0848" calcext:value-type="float">
            <text:p>1.4508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10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448" calcext:value-type="float">
            <text:p>1.55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9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6088" calcext:value-type="float">
            <text:p>1.466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9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8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8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7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0584" calcext:value-type="float">
            <text:p>1.00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6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3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8512" calcext:value-type="float">
            <text:p>1.0485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3-0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9304" calcext:value-type="float">
            <text:p>1.289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10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7256" calcext:value-type="float">
            <text:p>1.667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9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17776" calcext:value-type="float">
            <text:p>2.017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145792" calcext:value-type="float">
            <text:p>2.145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3936" calcext:value-type="float">
            <text:p>1.773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112" calcext:value-type="float">
            <text:p>1.341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2352" calcext:value-type="float">
            <text:p>1.292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8656" calcext:value-type="float">
            <text:p>1.438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2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3352" calcext:value-type="float">
            <text:p>1.6733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1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8976" calcext:value-type="float">
            <text:p>1.8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10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40992" calcext:value-type="float">
            <text:p>1.840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9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1536" calcext:value-type="float">
            <text:p>1.621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78864" calcext:value-type="float">
            <text:p>1.578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7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33144" calcext:value-type="float">
            <text:p>1.533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6528" calcext:value-type="float">
            <text:p>1.176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3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9472" calcext:value-type="float">
            <text:p>1.109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1-01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4544" calcext:value-type="float">
            <text:p>1.304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1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4104" calcext:value-type="float">
            <text:p>1.594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10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58696" calcext:value-type="float">
            <text:p>1.7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8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7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6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6632" calcext:value-type="float">
            <text:p>1.246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5568" calcext:value-type="float">
            <text:p>1.11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3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0328" calcext:value-type="float">
            <text:p>1.100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2000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6256" calcext:value-type="float">
            <text:p>1.28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12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11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6736" calcext:value-type="float">
            <text:p>1.316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39268" calcext:value-type="float">
            <text:p>2.392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928" calcext:value-type="float">
            <text:p>1.8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8008" calcext:value-type="float">
            <text:p>1.5880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5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3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9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1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91056" calcext:value-type="float">
            <text:p>1.591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10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9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308" calcext:value-type="float">
            <text:p>1.783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0784" calcext:value-type="float">
            <text:p>1.700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7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304" calcext:value-type="float">
            <text:p>1.46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6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9576" calcext:value-type="float">
            <text:p>1.179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7968" calcext:value-type="float">
            <text:p>1.267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4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3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8616" calcext:value-type="float">
            <text:p>1.118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8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0368" calcext:value-type="float">
            <text:p>1.420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62912" calcext:value-type="float">
            <text:p>1.962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12976" calcext:value-type="float">
            <text:p>1.712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0888" calcext:value-type="float">
            <text:p>1.770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6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5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7864" calcext:value-type="float">
            <text:p>1.1978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7-01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89176" calcext:value-type="float">
            <text:p>1.789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10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828" calcext:value-type="float">
            <text:p>1.478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8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3248" calcext:value-type="float">
            <text:p>1.603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7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69136" calcext:value-type="float">
            <text:p>1.469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5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4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4336" calcext:value-type="float">
            <text:p>1.1643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6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72896" calcext:value-type="float">
            <text:p>1.072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10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164" calcext:value-type="float">
            <text:p>1.691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09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078736" calcext:value-type="float">
            <text:p>2.078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6116" calcext:value-type="float">
            <text:p>1.661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05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04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5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12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23416" calcext:value-type="float">
            <text:p>1.423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9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28216" calcext:value-type="float">
            <text:p>1.728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8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8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4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3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4-0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1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70304" calcext:value-type="float">
            <text:p>1.6703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07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53184" calcext:value-type="float">
            <text:p>1.853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60576" calcext:value-type="float">
            <text:p>1.560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05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3688" calcext:value-type="float">
            <text:p>1.313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04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03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78408" calcext:value-type="float">
            <text:p>0.978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4712" calcext:value-type="float">
            <text:p>1.124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3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11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10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4376" calcext:value-type="float">
            <text:p>1.484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9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8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3792" calcext:value-type="float">
            <text:p>1.38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9992" calcext:value-type="float">
            <text:p>1.4599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6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2936" calcext:value-type="float">
            <text:p>1.392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636" calcext:value-type="float">
            <text:p>1.356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3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2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0432" calcext:value-type="float">
            <text:p>1.170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2-01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26592" calcext:value-type="float">
            <text:p>0.926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12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1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10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09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94688" calcext:value-type="float">
            <text:p>1.694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865376" calcext:value-type="float">
            <text:p>1.865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06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0472" calcext:value-type="float">
            <text:p>1.4904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05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04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1-01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11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9032" calcext:value-type="float">
            <text:p>1.39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57528" calcext:value-type="float">
            <text:p>1.557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08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09344" calcext:value-type="float">
            <text:p>1.609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07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9616" calcext:value-type="float">
            <text:p>1.4996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2728" calcext:value-type="float">
            <text:p>1.252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03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5672" calcext:value-type="float">
            <text:p>1.185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02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90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12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0808" calcext:value-type="float">
            <text:p>1.130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8448" calcext:value-type="float">
            <text:p>1.298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9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81328" calcext:value-type="float">
            <text:p>1.481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8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0536" calcext:value-type="float">
            <text:p>1.2405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7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684" calcext:value-type="float">
            <text:p>1.386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6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0224" calcext:value-type="float">
            <text:p>1.030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3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8824" calcext:value-type="float">
            <text:p>1.258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1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89-01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6-22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6-08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9784" calcext:value-type="float">
            <text:p>1.319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5-25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5-11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1768" calcext:value-type="float">
            <text:p>1.191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4-27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4-13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3-30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3-16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3-02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824" calcext:value-type="float">
            <text:p>1.15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2-17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2-02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1-19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60-01-04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12-21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3104" calcext:value-type="float">
            <text:p>1.213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12-09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11-25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11-12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35608" calcext:value-type="float">
            <text:p>1.4356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10-28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44752" calcext:value-type="float">
            <text:p>1.444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10-14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81912" calcext:value-type="float">
            <text:p>1.581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9-30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9-16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9-02 05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732" calcext:value-type="float">
            <text:p>1.417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8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27632" calcext:value-type="float">
            <text:p>1.62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8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96568" calcext:value-type="float">
            <text:p>1.496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7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47216" calcext:value-type="float">
            <text:p>1.347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7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6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56816" calcext:value-type="float">
            <text:p>1.956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6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11224" calcext:value-type="float">
            <text:p>1.41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5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38072" calcext:value-type="float">
            <text:p>1.338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5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1872" calcext:value-type="float">
            <text:p>1.261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4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39952" calcext:value-type="float">
            <text:p>1.1399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4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4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728" calcext:value-type="float">
            <text:p>1.097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3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204" calcext:value-type="float">
            <text:p>1.082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3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2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94816" calcext:value-type="float">
            <text:p>1.194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5192" calcext:value-type="float">
            <text:p>1.155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1-2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83208" calcext:value-type="float">
            <text:p>1.2832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9-01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12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954" calcext:value-type="float">
            <text:p>1.295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12-1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5296" calcext:value-type="float">
            <text:p>1.225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11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1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10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7348" calcext:value-type="float">
            <text:p>1.173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10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10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53312" calcext:value-type="float">
            <text:p>1.3533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9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5712" calcext:value-type="float">
            <text:p>1.505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9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8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8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1808" calcext:value-type="float">
            <text:p>1.5118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7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17904" calcext:value-type="float">
            <text:p>1.517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7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89888" calcext:value-type="float">
            <text:p>1.3898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6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28928" calcext:value-type="float">
            <text:p>1.32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6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2248" calcext:value-type="float">
            <text:p>1.222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5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4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4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3632" calcext:value-type="float">
            <text:p>1.03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4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8032" calcext:value-type="float">
            <text:p>1.018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3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8136" calcext:value-type="float">
            <text:p>1.088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14984" calcext:value-type="float">
            <text:p>1.014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2-0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1664" calcext:value-type="float">
            <text:p>1.12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1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8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85088" calcext:value-type="float">
            <text:p>1.085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1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00912" calcext:value-type="float">
            <text:p>1.200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12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6492" calcext:value-type="float">
            <text:p>1.264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11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87296" calcext:value-type="float">
            <text:p>1.9872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11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10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48128" calcext:value-type="float">
            <text:p>2.548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10-1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75844" calcext:value-type="float">
            <text:p>2.7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10-0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846832" calcext:value-type="float">
            <text:p>2.846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9-1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679192" calcext:value-type="float">
            <text:p>2.679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535936" calcext:value-type="float">
            <text:p>2.5359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447544" calcext:value-type="float">
            <text:p>2.447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8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79904" calcext:value-type="float">
            <text:p>2.279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7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00656" calcext:value-type="float">
            <text:p>2.200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7-1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72056" calcext:value-type="float">
            <text:p>1.972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6-2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688" calcext:value-type="float">
            <text:p>1.7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6-1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50876" calcext:value-type="float">
            <text:p>1.508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5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95984" calcext:value-type="float">
            <text:p>1.395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5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01496" calcext:value-type="float">
            <text:p>1.301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5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31392" calcext:value-type="float">
            <text:p>1.231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4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1288" calcext:value-type="float">
            <text:p>1.161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4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91184" calcext:value-type="float">
            <text:p>1.091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3-0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92" calcext:value-type="float">
            <text:p>1.2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2-2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968" calcext:value-type="float">
            <text:p>1.249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2-0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0056" calcext:value-type="float">
            <text:p>1.2100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1-2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63752" calcext:value-type="float">
            <text:p>1.063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7-01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4064" calcext:value-type="float">
            <text:p>1.274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12-26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872" calcext:value-type="float">
            <text:p>1.188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12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11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2496" calcext:value-type="float">
            <text:p>1.6824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11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685544" calcext:value-type="float">
            <text:p>1.6855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10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6784" calcext:value-type="float">
            <text:p>1.767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10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90344" calcext:value-type="float">
            <text:p>1.990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9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941576" calcext:value-type="float">
            <text:p>1.9415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9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2.22504" calcext:value-type="float">
            <text:p>2.2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8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76984" calcext:value-type="float">
            <text:p>1.7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8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703832" calcext:value-type="float">
            <text:p>1.703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7-2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3896" calcext:value-type="float">
            <text:p>1.4538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7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56944" calcext:value-type="float">
            <text:p>1.4569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6-2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472184" calcext:value-type="float">
            <text:p>1.4721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6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1064" calcext:value-type="float">
            <text:p>1.31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5-3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43584" calcext:value-type="float">
            <text:p>1.243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5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28344" calcext:value-type="float">
            <text:p>1.2283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5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52144" calcext:value-type="float">
            <text:p>1.1521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4-1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3376" calcext:value-type="float">
            <text:p>1.1033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4-0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42416" calcext:value-type="float">
            <text:p>1.042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3-2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3-0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027176" calcext:value-type="float">
            <text:p>1.027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2-2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82624" calcext:value-type="float">
            <text:p>1.182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2-09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06424" calcext:value-type="float">
            <text:p>1.1064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1-30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55776" calcext:value-type="float">
            <text:p>1.255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6-01-12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2776" calcext:value-type="float">
            <text:p>1.127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5-12-28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362456" calcext:value-type="float">
            <text:p>1.362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5-12-15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71016" calcext:value-type="float">
            <text:p>1.271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5-12-01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216152" calcext:value-type="float">
            <text:p>1.216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5-11-17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1252" calcext:value-type="float">
            <text:p>1.112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5-11-03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67384" calcext:value-type="float">
            <text:p>1.167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645071332901</text:p>
          </table:table-cell>
          <table:table-cell office:value-type="string" calcext:value-type="string">
            <text:p>RI-WGW <text:s/>206</text:p>
          </table:table-cell>
          <table:table-cell office:value-type="string" calcext:value-type="string">
            <text:p>1954-10-14 12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.149096" calcext:value-type="float">
            <text:p>1.149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0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02" meta:object-count="0"/>
    <meta:user-defined meta:name="AppVersion">3.0</meta:user-defined>
  </office:meta>
</office:document-meta>
</file>